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dd94d" officeooo:paragraph-rsid="000dd94d" style:font-weight-asian="bold" style:font-weight-complex="bold"/>
    </style:style>
    <style:style style:name="P2" style:family="paragraph" style:parent-style-name="Standard">
      <style:text-properties officeooo:rsid="000dd94d" officeooo:paragraph-rsid="000dd94d"/>
    </style:style>
    <style:style style:name="P3" style:family="paragraph" style:parent-style-name="Standard">
      <style:text-properties fo:font-weight="bold" officeooo:rsid="000dd94d" officeooo:paragraph-rsid="000dd94d" style:font-weight-asian="bold" style:font-weight-complex="bold"/>
    </style:style>
    <style:style style:name="P4" style:family="paragraph" style:parent-style-name="Standard">
      <style:text-properties fo:font-weight="bold" officeooo:rsid="000fc859" officeooo:paragraph-rsid="000fc859" style:font-weight-asian="bold" style:font-weight-complex="bold"/>
    </style:style>
    <style:style style:name="P5" style:family="paragraph" style:parent-style-name="Standard">
      <style:text-properties fo:font-weight="bold" officeooo:rsid="00110738" officeooo:paragraph-rsid="00110738" style:font-weight-asian="bold" style:font-weight-complex="bold"/>
    </style:style>
    <style:style style:name="P6" style:family="paragraph" style:parent-style-name="Standard">
      <style:text-properties fo:font-weight="bold" officeooo:rsid="00118fc9" officeooo:paragraph-rsid="00118fc9" style:font-weight-asian="bold" style:font-weight-complex="bold"/>
    </style:style>
    <style:style style:name="P7" style:family="paragraph" style:parent-style-name="Standard">
      <style:text-properties fo:font-weight="normal" officeooo:rsid="00118fc9" officeooo:paragraph-rsid="00118fc9" style:font-weight-asian="normal" style:font-weight-complex="normal"/>
    </style:style>
    <style:style style:name="P8" style:family="paragraph" style:parent-style-name="Standard">
      <style:text-properties fo:font-weight="normal" officeooo:rsid="000dd94d" officeooo:paragraph-rsid="000dd94d" style:font-weight-asian="normal" style:font-weight-complex="normal"/>
    </style:style>
    <style:style style:name="P9" style:family="paragraph" style:parent-style-name="Standard">
      <style:text-properties fo:font-weight="normal" officeooo:rsid="000fc859" officeooo:paragraph-rsid="000fc859" style:font-weight-asian="normal" style:font-weight-complex="normal"/>
    </style:style>
    <style:style style:name="P10" style:family="paragraph" style:parent-style-name="Standard">
      <style:text-properties fo:font-weight="normal" officeooo:rsid="00110738" officeooo:paragraph-rsid="00110738" style:font-weight-asian="normal" style:font-weight-complex="normal"/>
    </style:style>
    <style:style style:name="P11" style:family="paragraph" style:parent-style-name="Standard">
      <style:text-properties fo:color="#ce181e" fo:font-style="italic" fo:font-weight="bold" officeooo:rsid="00126fba" officeooo:paragraph-rsid="00126fba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color="#000000" fo:font-style="normal" fo:font-weight="bold" officeooo:rsid="00118fc9" officeooo:paragraph-rsid="0012cca0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color="#000000" fo:font-style="normal" fo:font-weight="bold" officeooo:rsid="0016bb26" officeooo:paragraph-rsid="0016bb26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color="#000000" fo:font-style="normal" fo:font-weight="normal" officeooo:rsid="0012cca0" officeooo:paragraph-rsid="0012cca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000000" fo:font-style="normal" fo:font-weight="normal" officeooo:rsid="0014066c" officeooo:paragraph-rsid="0014066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color="#000000" fo:font-style="normal" fo:font-weight="normal" officeooo:rsid="0016bb26" officeooo:paragraph-rsid="0016bb26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text-properties fo:font-weight="bold" officeooo:rsid="000dd94d" officeooo:paragraph-rsid="000dd94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c859" style:font-weight-asian="normal" style:font-weight-complex="normal"/>
    </style:style>
    <style:style style:name="T3" style:family="text">
      <style:text-properties officeooo:rsid="00118fc9"/>
    </style:style>
    <style:style style:name="T4" style:family="text">
      <style:text-properties officeooo:rsid="0014066c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</text:p>
      <text:p text:style-name="P3">a)</text:p>
      <text:list xml:id="list390136441" text:style-name="L1">
        <text:list-header>
          <text:p text:style-name="P17">10 </text:p>
        </text:list-header>
      </text:list>
      <text:p text:style-name="P3"><text:tab/>x <text:s text:c="3"/>6.7 </text:p>
      <text:p text:style-name="P3"><text:tab/>= <text:s text:c="2"/><text:span text:style-name="T1">67</text:span></text:p>
      <text:p text:style-name="P3">b)</text:p>
      <text:p text:style-name="P3"><text:tab/>5.32</text:p>
      <text:p text:style-name="P3"><text:s text:c="5"/>x 6 </text:p>
      <text:p text:style-name="P3"><text:s text:c="5"/>= <text:span text:style-name="T1">31.92</text:span></text:p>
      <text:p text:style-name="P8"/>
      <text:p text:style-name="P3">c) 0.287</text:p>
      <text:p text:style-name="P3"><text:s text:c="2"/>× 3</text:p>
      <text:p text:style-name="P3"><text:s text:c="6"/>= <text:span text:style-name="T1">0.861</text:span></text:p>
      <text:p text:style-name="P3">d) 4</text:p>
      <text:p text:style-name="P3">x <text:s/>0.856</text:p>
      <text:p text:style-name="P3"><text:s/>= <text:span text:style-name="T2">3.424</text:span></text:p>
      <text:p text:style-name="P3">e) 0.7</text:p>
      <text:p text:style-name="P3">x <text:s/>0.3</text:p>
      <text:p text:style-name="P3">= <text:span text:style-name="T2">0.21</text:span></text:p>
      <text:p text:style-name="P3">f) 0.8</text:p>
      <text:p text:style-name="P3">x 0.9</text:p>
      <text:p text:style-name="P3">= <text:span text:style-name="T2">0.72</text:span></text:p>
      <text:p text:style-name="P3">g) 0.03</text:p>
      <text:p text:style-name="P3">x 0.5</text:p>
      <text:p text:style-name="P3">= <text:span text:style-name="T2">0.015</text:span></text:p>
      <text:p text:style-name="P3">h) 0.6</text:p>
      <text:p text:style-name="P3">x 0.004</text:p>
      <text:p text:style-name="P3">= <text:span text:style-name="T2">0.0024</text:span></text:p>
      <text:p text:style-name="P9"/>
      <text:p text:style-name="P4">2</text:p>
      <text:p text:style-name="P4">a) 1.2</text:p>
      <text:p text:style-name="P4">x 1.2</text:p>
      <text:p text:style-name="P4">= <text:span text:style-name="T1">1.44</text:span></text:p>
      <text:p text:style-name="P9"/>
      <text:p text:style-name="P4">b) 3.141</text:p>
      <text:p text:style-name="P4">x 0.7</text:p>
      <text:p text:style-name="P4">= <text:span text:style-name="T1">2.1987</text:span></text:p>
      <text:p text:style-name="P9"/>
      <text:p text:style-name="P4">c) 0.11</text:p>
      <text:p text:style-name="P4">x 56.7</text:p>
      <text:p text:style-name="P4">= <text:span text:style-name="T1">6.237</text:span></text:p>
      <text:p text:style-name="P4"/>
      <text:p text:style-name="P4">d) 4.1</text:p>
      <text:p text:style-name="P4">x 7.36</text:p>
      <text:p text:style-name="P4">= <text:span text:style-name="T1">30.176</text:span></text:p>
      <text:p text:style-name="P5">e) 37.85</text:p>
      <text:p text:style-name="P5">x 89.652</text:p>
      <text:p text:style-name="P5">= <text:span text:style-name="T1">3393</text:span> </text:p>
      <text:p text:style-name="P5"/>
      <text:p text:style-name="P5"/>
      <text:p text:style-name="P5"><text:soft-page-break/>f) 53.24</text:p>
      <text:p text:style-name="P5">x 29.758</text:p>
      <text:p text:style-name="P5">= <text:span text:style-name="T1">1584.31592</text:span></text:p>
      <text:p text:style-name="P5">g) 8.92</text:p>
      <text:p text:style-name="P5">x 9.95</text:p>
      <text:p text:style-name="P5">= <text:span text:style-name="T1">177.954</text:span></text:p>
      <text:p text:style-name="P5">h) 69.5</text:p>
      <text:p text:style-name="P5">x 13.65</text:p>
      <text:p text:style-name="P5">= <text:span text:style-name="T1">948.675</text:span></text:p>
      <text:p text:style-name="P10"/>
      <text:p text:style-name="P5">3. The average mass of eight people is 62.6 kg. What is their total mass?</text:p>
      <text:p text:style-name="P5"><text:tab/><text:span text:style-name="T1">62.6</text:span></text:p>
      <text:p text:style-name="P10"><text:s text:c="5"/>x <text:s/>8.0</text:p>
      <text:p text:style-name="P10"><text:tab/>= 500.8</text:p>
      <text:p text:style-name="P5">4. Calculate the area of a rectangular <text:span text:style-name="T3">football pitch whose length is 102.5 and it is width is 97.1 m.</text:span></text:p>
      <text:p text:style-name="P7">A = L X W</text:p>
      <text:p text:style-name="P7">A = 102.5 * 97.1 </text:p>
      <text:p text:style-name="P7">A = 9943.525</text:p>
      <text:p text:style-name="P7"/>
      <text:p text:style-name="P6">5. A stone weighs 14.7562 kg on a scientific balance. What would be the mass of 15 such stones.</text:p>
      <text:p text:style-name="P7">14.7562</text:p>
      <text:p text:style-name="P7">x 15</text:p>
      <text:p text:style-name="P7">= 221.343</text:p>
      <text:p text:style-name="P7"/>
      <text:p text:style-name="P6">6. <text:span text:style-name="T1"><text:s/></text:span>A suit requires 3.25 m of material. How many meters will be required to make 9 suits.</text:p>
      <text:p text:style-name="P7">3.25</text:p>
      <text:p text:style-name="P7">x 9</text:p>
      <text:p text:style-name="P7">= 29.25<text:tab/></text:p>
      <text:p text:style-name="P7"/>
      <text:p text:style-name="P6">7. Sigei bought 31.8 metres of timber at 12.60 per metre. How much money did she spend for the timber.</text:p>
      <text:p text:style-name="P7">31.8</text:p>
      <text:p text:style-name="P7">x 12.60</text:p>
      <text:p text:style-name="P7">= 400.68</text:p>
      <text:p text:style-name="P7">* 10</text:p>
      <text:p text:style-name="P7">= 4006.8</text:p>
      <text:p text:style-name="P7"/>
      <text:p text:style-name="P7"/>
      <text:p text:style-name="P11">CORRECTION</text:p>
      <text:p text:style-name="P12">7. Sigei bought 31.8 metres of timber at 12.60 per metre. How much money did she spend for the timber.</text:p>
      <text:p text:style-name="P14">1m = 12.60</text:p>
      <text:p text:style-name="P14">31.8 <text:span text:style-name="T4">= ?</text:span></text:p>
      <text:p text:style-name="P14"/>
      <text:p text:style-name="P15">12.60 * 31.8 = 400.68.</text:p>
      <text:p text:style-name="P16"/>
      <text:p text:style-name="P13">2. e)</text:p>
      <text:p text:style-name="P13"><text:tab/>37.85 * 89.652 = <text:span text:style-name="T1">3393.3282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dd94d" officeooo:paragraph-rsid="000dd94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Y MATH PG 89 EX 5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7:30:33.041622761</meta:creation-date>
    <dc:date>2020-06-08T21:27:33.805389363</dc:date>
    <meta:editing-duration>PT23M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82" meta:word-count="272" meta:character-count="1142" meta:non-whitespace-character-count="906"/>
  </office:meta>
</office:document-meta>
</file>